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0688" calcext:value-type="float">
            <text:p>19.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352" calcext:value-type="float">
            <text:p>19.1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4008" calcext:value-type="float">
            <text:p>19.1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1776" calcext:value-type="float">
            <text:p>18.78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6056" calcext:value-type="float">
            <text:p>18.73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612" calcext:value-type="float">
            <text:p>18.48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516" calcext:value-type="float">
            <text:p>18.42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2488" calcext:value-type="float">
            <text:p>18.38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8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2872" calcext:value-type="float">
            <text:p>16.88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39616" calcext:value-type="float">
            <text:p>16.7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6944" calcext:value-type="float">
            <text:p>16.6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208" calcext:value-type="float">
            <text:p>16.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5024" calcext:value-type="float">
            <text:p>16.5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8512" calcext:value-type="float">
            <text:p>16.2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1456" calcext:value-type="float">
            <text:p>16.2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9536" calcext:value-type="float">
            <text:p>16.0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82" calcext:value-type="float">
            <text:p>16.0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0912" calcext:value-type="float">
            <text:p>16.4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9952" calcext:value-type="float">
            <text:p>16.3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5568" calcext:value-type="float">
            <text:p>16.3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1936" calcext:value-type="float">
            <text:p>16.2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4504" calcext:value-type="float">
            <text:p>16.2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0976" calcext:value-type="float">
            <text:p>16.1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8784" calcext:value-type="float">
            <text:p>16.17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45256" calcext:value-type="float">
            <text:p>16.1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8472" calcext:value-type="float">
            <text:p>15.9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9704" calcext:value-type="float">
            <text:p>15.9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3856" calcext:value-type="float">
            <text:p>16.3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1392" calcext:value-type="float">
            <text:p>16.4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92" calcext:value-type="float">
            <text:p>16.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2248" calcext:value-type="float">
            <text:p>16.46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3104" calcext:value-type="float">
            <text:p>16.45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6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348" calcext:value-type="float">
            <text:p>16.4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4336" calcext:value-type="float">
            <text:p>16.4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776" calcext:value-type="float">
            <text:p>16.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6904" calcext:value-type="float">
            <text:p>16.3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9576" calcext:value-type="float">
            <text:p>16.4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4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6588" calcext:value-type="float">
            <text:p>16.5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5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2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2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6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8112" calcext:value-type="float">
            <text:p>16.89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5064" calcext:value-type="float">
            <text:p>16.89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1056" calcext:value-type="float">
            <text:p>16.8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0952" calcext:value-type="float">
            <text:p>16.7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376" calcext:value-type="float">
            <text:p>16.7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09136" calcext:value-type="float">
            <text:p>16.7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256" calcext:value-type="float">
            <text:p>16.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0368" calcext:value-type="float">
            <text:p>16.6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8552" calcext:value-type="float">
            <text:p>16.60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7008" calcext:value-type="float">
            <text:p>16.4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824" calcext:value-type="float">
            <text:p>16.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2792" calcext:value-type="float">
            <text:p>16.2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9264" calcext:value-type="float">
            <text:p>16.2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488" calcext:value-type="float">
            <text:p>16.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10-01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6176" calcext:value-type="float">
            <text:p>15.8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0392" calcext:value-type="float">
            <text:p>16.09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4856" calcext:value-type="float">
            <text:p>16.75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24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9-17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4168" calcext:value-type="float">
            <text:p>16.5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6256" calcext:value-type="float">
            <text:p>16.52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9784" calcext:value-type="float">
            <text:p>16.5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0264" calcext:value-type="float">
            <text:p>16.59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6736" calcext:value-type="float">
            <text:p>16.5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3648" calcext:value-type="float">
            <text:p>16.2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0184" calcext:value-type="float">
            <text:p>15.9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192" calcext:value-type="float">
            <text:p>15.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6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8704" calcext:value-type="float">
            <text:p>15.5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1336" calcext:value-type="float">
            <text:p>15.2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2656" calcext:value-type="float">
            <text:p>14.3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9424" calcext:value-type="float">
            <text:p>13.6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9464" calcext:value-type="float">
            <text:p>13.9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268" calcext:value-type="float">
            <text:p>13.82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2368" calcext:value-type="float">
            <text:p>13.6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0952" calcext:value-type="float">
            <text:p>12.9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6048" calcext:value-type="float">
            <text:p>12.5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2192" calcext:value-type="float">
            <text:p>11.4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5796" calcext:value-type="float">
            <text:p>14.1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7104" calcext:value-type="float">
            <text:p>14.1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4328" calcext:value-type="float">
            <text:p>14.0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2776" calcext:value-type="float">
            <text:p>15.3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8184" calcext:value-type="float">
            <text:p>15.1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1128" calcext:value-type="float">
            <text:p>15.1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61664" calcext:value-type="float">
            <text:p>16.3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7968" calcext:value-type="float">
            <text:p>16.5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5776" calcext:value-type="float">
            <text:p>16.4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7864" calcext:value-type="float">
            <text:p>16.4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6632" calcext:value-type="float">
            <text:p>16.4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8824" calcext:value-type="float">
            <text:p>16.4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2352" calcext:value-type="float">
            <text:p>16.5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354" calcext:value-type="float">
            <text:p>16.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71976" calcext:value-type="float">
            <text:p>16.57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2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972" calcext:value-type="float">
            <text:p>16.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1432" calcext:value-type="float">
            <text:p>16.79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7424" calcext:value-type="float">
            <text:p>16.7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5128" calcext:value-type="float">
            <text:p>16.6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9032" calcext:value-type="float">
            <text:p>16.6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8656" calcext:value-type="float">
            <text:p>16.6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2936" calcext:value-type="float">
            <text:p>16.6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3248" calcext:value-type="float">
            <text:p>16.8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3848" calcext:value-type="float">
            <text:p>17.8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5912" calcext:value-type="float">
            <text:p>18.3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372" calcext:value-type="float">
            <text:p>18.3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468" calcext:value-type="float">
            <text:p>18.3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4304" calcext:value-type="float">
            <text:p>18.4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04" calcext:value-type="float">
            <text:p>18.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66" calcext:value-type="float">
            <text:p>18.5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5264" calcext:value-type="float">
            <text:p>18.4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088" calcext:value-type="float">
            <text:p>18.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1736" calcext:value-type="float">
            <text:p>18.46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3824" calcext:value-type="float">
            <text:p>18.4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1632" calcext:value-type="float">
            <text:p>18.39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944" calcext:value-type="float">
            <text:p>18.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4576" calcext:value-type="float">
            <text:p>18.3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7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936" calcext:value-type="float">
            <text:p>17.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508" calcext:value-type="float">
            <text:p>17.7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2768" calcext:value-type="float">
            <text:p>16.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56152" calcext:value-type="float">
            <text:p>16.45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2624" calcext:value-type="float">
            <text:p>16.4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01288" calcext:value-type="float">
            <text:p>16.4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44" calcext:value-type="float">
            <text:p>16.4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14" calcext:value-type="float">
            <text:p>15.0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7016" calcext:value-type="float">
            <text:p>14.9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804" calcext:value-type="float">
            <text:p>14.7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084" calcext:value-type="float">
            <text:p>14.3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0256" calcext:value-type="float">
            <text:p>14.2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436" calcext:value-type="float">
            <text:p>15.8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772" calcext:value-type="float">
            <text:p>16.0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2896" calcext:value-type="float">
            <text:p>16.31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8992" calcext:value-type="float">
            <text:p>16.31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012" calcext:value-type="float">
            <text:p>16.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2584" calcext:value-type="float">
            <text:p>16.1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5448" calcext:value-type="float">
            <text:p>15.3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8408" calcext:value-type="float">
            <text:p>16.2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7448" calcext:value-type="float">
            <text:p>16.1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96488" calcext:value-type="float">
            <text:p>16.0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0936" calcext:value-type="float">
            <text:p>15.8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1296" calcext:value-type="float">
            <text:p>14.9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6968" calcext:value-type="float">
            <text:p>16.1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4464" calcext:value-type="float">
            <text:p>15.9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3632" calcext:value-type="float">
            <text:p>15.3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376" calcext:value-type="float">
            <text:p>17.4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3224" calcext:value-type="float">
            <text:p>17.41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2368" calcext:value-type="float">
            <text:p>17.42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4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412" calcext:value-type="float">
            <text:p>17.7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8024" calcext:value-type="float">
            <text:p>17.71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2784" calcext:value-type="float">
            <text:p>17.70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1-01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92728" calcext:value-type="float">
            <text:p>16.4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06" calcext:value-type="float">
            <text:p>16.2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7824" calcext:value-type="float">
            <text:p>16.1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6008" calcext:value-type="float">
            <text:p>16.0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6384" calcext:value-type="float">
            <text:p>16.0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25672" calcext:value-type="float">
            <text:p>16.42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5336" calcext:value-type="float">
            <text:p>16.7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3896" calcext:value-type="float">
            <text:p>16.6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3688" calcext:value-type="float">
            <text:p>16.5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8576" calcext:value-type="float">
            <text:p>16.0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2648" calcext:value-type="float">
            <text:p>15.8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956" calcext:value-type="float">
            <text:p>15.5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02" calcext:value-type="float">
            <text:p>16.8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0096" calcext:value-type="float">
            <text:p>16.7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2288" calcext:value-type="float">
            <text:p>16.7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684" calcext:value-type="float">
            <text:p>16.6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4584" calcext:value-type="float">
            <text:p>16.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4776" calcext:value-type="float">
            <text:p>16.1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6864" calcext:value-type="float">
            <text:p>16.0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6656" calcext:value-type="float">
            <text:p>15.9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532" calcext:value-type="float">
            <text:p>15.8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5488" calcext:value-type="float">
            <text:p>15.7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912" calcext:value-type="float">
            <text:p>15.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8744" calcext:value-type="float">
            <text:p>15.8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9496" calcext:value-type="float">
            <text:p>15.77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1104" calcext:value-type="float">
            <text:p>15.6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1584" calcext:value-type="float">
            <text:p>15.7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132" calcext:value-type="float">
            <text:p>14.3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2304" calcext:value-type="float">
            <text:p>13.8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3704" calcext:value-type="float">
            <text:p>13.63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584" calcext:value-type="float">
            <text:p>12.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16456" calcext:value-type="float">
            <text:p>14.3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7688" calcext:value-type="float">
            <text:p>14.2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12824" calcext:value-type="float">
            <text:p>14.2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9928" calcext:value-type="float">
            <text:p>13.1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068" calcext:value-type="float">
            <text:p>13.0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1432" calcext:value-type="float">
            <text:p>12.9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4336" calcext:value-type="float">
            <text:p>12.5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8888" calcext:value-type="float">
            <text:p>12.4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0592" calcext:value-type="float">
            <text:p>13.88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7304" calcext:value-type="float">
            <text:p>15.76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864" calcext:value-type="float">
            <text:p>15.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4632" calcext:value-type="float">
            <text:p>15.7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5176" calcext:value-type="float">
            <text:p>15.5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812" calcext:value-type="float">
            <text:p>15.4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3256" calcext:value-type="float">
            <text:p>15.3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7536" calcext:value-type="float">
            <text:p>15.3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0856" calcext:value-type="float">
            <text:p>15.2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9144" calcext:value-type="float">
            <text:p>15.2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4176" calcext:value-type="float">
            <text:p>15.1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2-0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0712" calcext:value-type="float">
            <text:p>14.8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232" calcext:value-type="float">
            <text:p>14.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0984" calcext:value-type="float">
            <text:p>14.7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4136" calcext:value-type="float">
            <text:p>14.8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2048" calcext:value-type="float">
            <text:p>14.8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0456" calcext:value-type="float">
            <text:p>15.8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06216" calcext:value-type="float">
            <text:p>16.2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736" calcext:value-type="float">
            <text:p>16.1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4" calcext:value-type="float">
            <text:p>16.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112" calcext:value-type="float">
            <text:p>16.1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868" calcext:value-type="float">
            <text:p>16.1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7344" calcext:value-type="float">
            <text:p>16.0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248" calcext:value-type="float">
            <text:p>16.0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8952" calcext:value-type="float">
            <text:p>15.9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3712" calcext:value-type="float">
            <text:p>15.98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2376" calcext:value-type="float">
            <text:p>15.9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4088" calcext:value-type="float">
            <text:p>15.9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7992" calcext:value-type="float">
            <text:p>15.9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4152" calcext:value-type="float">
            <text:p>15.69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3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5552" calcext:value-type="float">
            <text:p>15.46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7264" calcext:value-type="float">
            <text:p>15.4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288" calcext:value-type="float">
            <text:p>15.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7056" calcext:value-type="float">
            <text:p>15.3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8456" calcext:value-type="float">
            <text:p>15.0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9208" calcext:value-type="float">
            <text:p>14.9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2632" calcext:value-type="float">
            <text:p>14.9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948" calcext:value-type="float">
            <text:p>14.8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5472" calcext:value-type="float">
            <text:p>14.8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752" calcext:value-type="float">
            <text:p>14.7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35328" calcext:value-type="float">
            <text:p>14.4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26184" calcext:value-type="float">
            <text:p>14.4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2968" calcext:value-type="float">
            <text:p>14.6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088" calcext:value-type="float">
            <text:p>14.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8648" calcext:value-type="float">
            <text:p>14.3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0736" calcext:value-type="float">
            <text:p>14.2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1112" calcext:value-type="float">
            <text:p>14.2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3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844" calcext:value-type="float">
            <text:p>14.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272" calcext:value-type="float">
            <text:p>14.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2616" calcext:value-type="float">
            <text:p>14.0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9632" calcext:value-type="float">
            <text:p>13.8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7088" calcext:value-type="float">
            <text:p>13.27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0632" calcext:value-type="float">
            <text:p>14.2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1528" calcext:value-type="float">
            <text:p>14.5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6392" calcext:value-type="float">
            <text:p>14.5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6664" calcext:value-type="float">
            <text:p>14.4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95704" calcext:value-type="float">
            <text:p>14.3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65224" calcext:value-type="float">
            <text:p>14.3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7792" calcext:value-type="float">
            <text:p>14.3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6832" calcext:value-type="float">
            <text:p>14.2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3888" calcext:value-type="float">
            <text:p>14.3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1048" calcext:value-type="float">
            <text:p>14.4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6432" calcext:value-type="float">
            <text:p>14.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8896" calcext:value-type="float">
            <text:p>14.7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0904" calcext:value-type="float">
            <text:p>14.0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4224" calcext:value-type="float">
            <text:p>13.9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7336" calcext:value-type="float">
            <text:p>13.7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5896" calcext:value-type="float">
            <text:p>13.6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6688" calcext:value-type="float">
            <text:p>13.88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6304" calcext:value-type="float">
            <text:p>15.38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7184" calcext:value-type="float">
            <text:p>14.8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6496" calcext:value-type="float">
            <text:p>14.6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3344" calcext:value-type="float">
            <text:p>14.5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1152" calcext:value-type="float">
            <text:p>14.5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2216" calcext:value-type="float">
            <text:p>14.6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424" calcext:value-type="float">
            <text:p>14.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6696" calcext:value-type="float">
            <text:p>12.4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2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1016" calcext:value-type="float">
            <text:p>12.7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872" calcext:value-type="float">
            <text:p>12.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31696" calcext:value-type="float">
            <text:p>14.3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9512" calcext:value-type="float">
            <text:p>14.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6352" calcext:value-type="float">
            <text:p>14.2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9192" calcext:value-type="float">
            <text:p>14.1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8712" calcext:value-type="float">
            <text:p>14.0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17624" calcext:value-type="float">
            <text:p>14.5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42" calcext:value-type="float">
            <text:p>14.5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324" calcext:value-type="float">
            <text:p>14.4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1216" calcext:value-type="float">
            <text:p>14.3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824" calcext:value-type="float">
            <text:p>13.83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6376" calcext:value-type="float">
            <text:p>13.6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6576" calcext:value-type="float">
            <text:p>11.4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4512" calcext:value-type="float">
            <text:p>10.9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24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3-03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1-02-03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4301" calcext:value-type="float">
            <text:p>16.124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50944" calcext:value-type="float">
            <text:p>15.665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12448" calcext:value-type="float">
            <text:p>15.14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95752727273" calcext:value-type="float">
            <text:p>15.859575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15158709677" calcext:value-type="float">
            <text:p>14.8815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53064" calcext:value-type="float">
            <text:p>13.80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18277142857" calcext:value-type="float">
            <text:p>12.88182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5534" calcext:value-type="float">
            <text:p>13.035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36816551724" calcext:value-type="float">
            <text:p>12.193681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86845" calcext:value-type="float">
            <text:p>13.8586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05852307692" calcext:value-type="float">
            <text:p>17.460585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1356" calcext:value-type="float">
            <text:p>16.6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53004" calcext:value-type="float">
            <text:p>16.805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83326451613" calcext:value-type="float">
            <text:p>16.32833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2096" calcext:value-type="float">
            <text:p>15.596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6376774193" calcext:value-type="float">
            <text:p>13.889637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45542857143" calcext:value-type="float">
            <text:p>13.034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576742857143" calcext:value-type="float">
            <text:p>9.8957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0932173913" calcext:value-type="float">
            <text:p>11.9309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810613333333" calcext:value-type="float">
            <text:p>16.28106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31112" calcext:value-type="float">
            <text:p>15.39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04985806452" calcext:value-type="float">
            <text:p>14.4604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10327741936" calcext:value-type="float">
            <text:p>16.8910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56408" calcext:value-type="float">
            <text:p>15.51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56376774194" calcext:value-type="float">
            <text:p>16.17563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61472" calcext:value-type="float">
            <text:p>16.31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3736" calcext:value-type="float">
            <text:p>16.6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91672727273" calcext:value-type="float">
            <text:p>17.92916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11304" calcext:value-type="float">
            <text:p>17.731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5027096774" calcext:value-type="float">
            <text:p>17.0745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97579130435" calcext:value-type="float">
            <text:p>16.0197579130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818" calcext:value-type="float">
            <text:p>15.9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10448" calcext:value-type="float">
            <text:p>16.08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75453913044" calcext:value-type="float">
            <text:p>14.617545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3472516129" calcext:value-type="float">
            <text:p>13.7234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69343448276" calcext:value-type="float">
            <text:p>12.5469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51858064516" calcext:value-type="float">
            <text:p>16.665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2668" calcext:value-type="float">
            <text:p>18.55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71150967742" calcext:value-type="float">
            <text:p>18.2871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4112" calcext:value-type="float">
            <text:p>17.66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11784" calcext:value-type="float">
            <text:p>16.59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4920516129" calcext:value-type="float">
            <text:p>16.16492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7967272727" calcext:value-type="float">
            <text:p>11.50079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82774193548" calcext:value-type="float">
            <text:p>10.798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63790344828" calcext:value-type="float">
            <text:p>10.626379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46046451613" calcext:value-type="float">
            <text:p>10.88460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51950967742" calcext:value-type="float">
            <text:p>14.35519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01672" calcext:value-type="float">
            <text:p>15.46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18464516129" calcext:value-type="float">
            <text:p>18.091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70936" calcext:value-type="float">
            <text:p>18.0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46208" calcext:value-type="float">
            <text:p>17.51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766209032258" calcext:value-type="float">
            <text:p>16.17662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99312" calcext:value-type="float">
            <text:p>14.07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48317419355" calcext:value-type="float">
            <text:p>13.6848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122" calcext:value-type="float">
            <text:p>13.57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9009" calcext:value-type="float">
            <text:p>14.169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12144" calcext:value-type="float">
            <text:p>13.83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07770322581" calcext:value-type="float">
            <text:p>13.9107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758224516129" calcext:value-type="float">
            <text:p>16.3758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2736" calcext:value-type="float">
            <text:p>17.2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12872258065" calcext:value-type="float">
            <text:p>16.911287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52928" calcext:value-type="float">
            <text:p>16.79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2663225807" calcext:value-type="float">
            <text:p>16.96526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84317419355" calcext:value-type="float">
            <text:p>15.81843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10856" calcext:value-type="float">
            <text:p>13.4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1597419355" calcext:value-type="float">
            <text:p>10.21315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8208" calcext:value-type="float">
            <text:p>9.97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2712516129" calcext:value-type="float">
            <text:p>11.4527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8948571429" calcext:value-type="float">
            <text:p>13.52789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5610322581" calcext:value-type="float">
            <text:p>13.70656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72242580645" calcext:value-type="float">
            <text:p>14.957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7616" calcext:value-type="float">
            <text:p>14.7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9569032258" calcext:value-type="float">
            <text:p>13.14995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4776" calcext:value-type="float">
            <text:p>11.00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08740645161" calcext:value-type="float">
            <text:p>10.95087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19127741935" calcext:value-type="float">
            <text:p>12.50191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18952" calcext:value-type="float">
            <text:p>17.60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85225806452" calcext:value-type="float">
            <text:p>16.938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14568" calcext:value-type="float">
            <text:p>15.8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9832258065" calcext:value-type="float">
            <text:p>13.716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05228571429" calcext:value-type="float">
            <text:p>17.790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41922580645" calcext:value-type="float">
            <text:p>19.654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58464516129" calcext:value-type="float">
            <text:p>19.615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62832" calcext:value-type="float">
            <text:p>19.43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84438709677" calcext:value-type="float">
            <text:p>19.2584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73888" calcext:value-type="float">
            <text:p>19.087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79527741936" calcext:value-type="float">
            <text:p>18.91795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86064516129" calcext:value-type="float">
            <text:p>18.8386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21344" calcext:value-type="float">
            <text:p>18.65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89078709677" calcext:value-type="float">
            <text:p>18.39890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2624" calcext:value-type="float">
            <text:p>18.02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2951483871" calcext:value-type="float">
            <text:p>17.86295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0860137931" calcext:value-type="float">
            <text:p>19.730860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00624516129" calcext:value-type="float">
            <text:p>19.8200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80903225807" calcext:value-type="float">
            <text:p>19.7480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41416" calcext:value-type="float">
            <text:p>19.6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7936842105" calcext:value-type="float">
            <text:p>19.5047936842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58834285714" calcext:value-type="float">
            <text:p>17.9358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76632727273" calcext:value-type="float">
            <text:p>18.087663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88058181818" calcext:value-type="float">
            <text:p>17.73880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1826" calcext:value-type="float">
            <text:p>17.91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42291428571" calcext:value-type="float">
            <text:p>17.94422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60905806452" calcext:value-type="float">
            <text:p>18.8160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90232258064" calcext:value-type="float">
            <text:p>18.609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3184" calcext:value-type="float">
            <text:p>18.3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2887483871" calcext:value-type="float">
            <text:p>18.1128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6312" calcext:value-type="float">
            <text:p>17.77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84642580645" calcext:value-type="float">
            <text:p>17.258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66903225807" calcext:value-type="float">
            <text:p>16.1666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16777142857" calcext:value-type="float">
            <text:p>15.49167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88838709677" calcext:value-type="float">
            <text:p>11.3488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6337142857" calcext:value-type="float">
            <text:p>10.56763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8183225807" calcext:value-type="float">
            <text:p>13.761818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8356129032" calcext:value-type="float">
            <text:p>15.70683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30826666667" calcext:value-type="float">
            <text:p>17.3830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15944" calcext:value-type="float">
            <text:p>16.31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1328" calcext:value-type="float">
            <text:p>15.4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8209230769" calcext:value-type="float">
            <text:p>15.0088209230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7786666667" calcext:value-type="float">
            <text:p>11.5217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16229090909" calcext:value-type="float">
            <text:p>11.391622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671" calcext:value-type="float">
            <text:p>9.6866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39646896552" calcext:value-type="float">
            <text:p>15.193964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5937142857" calcext:value-type="float">
            <text:p>16.3435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02482580645" calcext:value-type="float">
            <text:p>15.53024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38178064516" calcext:value-type="float">
            <text:p>14.8638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85168" calcext:value-type="float">
            <text:p>17.698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67264" calcext:value-type="float">
            <text:p>17.54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25767272727" calcext:value-type="float">
            <text:p>18.122576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78408" calcext:value-type="float">
            <text:p>16.60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0590967742" calcext:value-type="float">
            <text:p>15.55305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8331034483" calcext:value-type="float">
            <text:p>17.63583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79811612903" calcext:value-type="float">
            <text:p>19.26798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035442580645" calcext:value-type="float">
            <text:p>19.80354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4708" calcext:value-type="float">
            <text:p>19.63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8285714286" calcext:value-type="float">
            <text:p>19.510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41163636364" calcext:value-type="float">
            <text:p>18.7341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94691612903" calcext:value-type="float">
            <text:p>18.219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79688" calcext:value-type="float">
            <text:p>17.37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41969032258" calcext:value-type="float">
            <text:p>16.5941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88088571429" calcext:value-type="float">
            <text:p>16.26880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3576516129" calcext:value-type="float">
            <text:p>17.60357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63682580645" calcext:value-type="float">
            <text:p>18.776368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96188235294" calcext:value-type="float">
            <text:p>18.68961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34420645161" calcext:value-type="float">
            <text:p>18.54344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61642857143" calcext:value-type="float">
            <text:p>18.29616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40503225807" calcext:value-type="float">
            <text:p>17.9040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68624516129" calcext:value-type="float">
            <text:p>17.0768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4884" calcext:value-type="float">
            <text:p>16.7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87153548387" calcext:value-type="float">
            <text:p>15.67871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7904" calcext:value-type="float">
            <text:p>15.1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92802580645" calcext:value-type="float">
            <text:p>13.11928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38405714286" calcext:value-type="float">
            <text:p>12.11384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1803870968" calcext:value-type="float">
            <text:p>12.2341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26198709677" calcext:value-type="float">
            <text:p>15.33261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6784" calcext:value-type="float">
            <text:p>15.89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0660645161" calcext:value-type="float">
            <text:p>14.77306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49140645161" calcext:value-type="float">
            <text:p>12.794914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9015172414" calcext:value-type="float">
            <text:p>10.247901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49977142857" calcext:value-type="float">
            <text:p>10.30499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2947096774" calcext:value-type="float">
            <text:p>10.457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668283870968" calcext:value-type="float">
            <text:p>9.6666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6272" calcext:value-type="float">
            <text:p>13.6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2344" calcext:value-type="float">
            <text:p>14.1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6826" calcext:value-type="float">
            <text:p>13.466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53112258065" calcext:value-type="float">
            <text:p>14.055311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41584516129" calcext:value-type="float">
            <text:p>15.254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75184516129" calcext:value-type="float">
            <text:p>15.4675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27044" calcext:value-type="float">
            <text:p>16.227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265888" calcext:value-type="float">
            <text:p>16.762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7895483871" calcext:value-type="float">
            <text:p>14.7478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09832258065" calcext:value-type="float">
            <text:p>15.2409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546949677419" calcext:value-type="float">
            <text:p>16.1546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60887741936" calcext:value-type="float">
            <text:p>16.19608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225475" calcext:value-type="float">
            <text:p>14.9922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15991724138" calcext:value-type="float">
            <text:p>15.71159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499" calcext:value-type="float">
            <text:p>17.327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67700645161" calcext:value-type="float">
            <text:p>16.976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22352" calcext:value-type="float">
            <text:p>16.51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416825" calcext:value-type="float">
            <text:p>15.8241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074043870968" calcext:value-type="float">
            <text:p>14.40740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211625" calcext:value-type="float">
            <text:p>13.1221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82025" calcext:value-type="float">
            <text:p>13.4208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99158709677" calcext:value-type="float">
            <text:p>13.5099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098125" calcext:value-type="float">
            <text:p>11.66098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46748387097" calcext:value-type="float">
            <text:p>10.364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28525" calcext:value-type="float">
            <text:p>9.90228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3393103448" calcext:value-type="float">
            <text:p>13.90833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322075" calcext:value-type="float">
            <text:p>12.0532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1917419355" calcext:value-type="float">
            <text:p>12.75519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5669677419" calcext:value-type="float">
            <text:p>12.4635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959525" calcext:value-type="float">
            <text:p>15.04959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39395862069" calcext:value-type="float">
            <text:p>15.83393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75608" calcext:value-type="float">
            <text:p>16.6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29405" calcext:value-type="float">
            <text:p>18.1929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52025" calcext:value-type="float">
            <text:p>18.765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2899" calcext:value-type="float">
            <text:p>18.622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5888516129" calcext:value-type="float">
            <text:p>18.575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982075" calcext:value-type="float">
            <text:p>19.1398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57329655172" calcext:value-type="float">
            <text:p>19.22573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95225" calcext:value-type="float">
            <text:p>19.03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9316129032" calcext:value-type="float">
            <text:p>18.76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56227096774" calcext:value-type="float">
            <text:p>18.41562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5855" calcext:value-type="float">
            <text:p>18.0195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78896" calcext:value-type="float">
            <text:p>17.60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87975" calcext:value-type="float">
            <text:p>17.0487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935025" calcext:value-type="float">
            <text:p>16.89935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924211612903" calcext:value-type="float">
            <text:p>16.69242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7453525" calcext:value-type="float">
            <text:p>16.47453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84967741935" calcext:value-type="float">
            <text:p>14.8884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481575" calcext:value-type="float">
            <text:p>17.1948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40124137931" calcext:value-type="float">
            <text:p>18.8340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21595" calcext:value-type="float">
            <text:p>18.8021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37184516129" calcext:value-type="float">
            <text:p>19.35371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45741935484" calcext:value-type="float">
            <text:p>19.514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18775" calcext:value-type="float">
            <text:p>19.40918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08149677419" calcext:value-type="float">
            <text:p>19.400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87275" calcext:value-type="float">
            <text:p>19.1748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32901818182" calcext:value-type="float">
            <text:p>18.843290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0985806452" calcext:value-type="float">
            <text:p>18.88009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848" calcext:value-type="float">
            <text:p>18.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8069677419" calcext:value-type="float">
            <text:p>18.1938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5145" calcext:value-type="float">
            <text:p>18.305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47256" calcext:value-type="float">
            <text:p>18.45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481775" calcext:value-type="float">
            <text:p>18.73481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3752" calcext:value-type="float">
            <text:p>18.8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8235" calcext:value-type="float">
            <text:p>18.898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3855" calcext:value-type="float">
            <text:p>18.70538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0296" calcext:value-type="float">
            <text:p>18.3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0580645161" calcext:value-type="float">
            <text:p>18.138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4970322581" calcext:value-type="float">
            <text:p>17.766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66992" calcext:value-type="float">
            <text:p>17.17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02361290323" calcext:value-type="float">
            <text:p>15.900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106" calcext:value-type="float">
            <text:p>13.5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6229677419" calcext:value-type="float">
            <text:p>11.0066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80188387097" calcext:value-type="float">
            <text:p>13.49801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60678709677" calcext:value-type="float">
            <text:p>14.72606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59347096774" calcext:value-type="float">
            <text:p>18.6259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52088" calcext:value-type="float">
            <text:p>18.15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41251612903" calcext:value-type="float">
            <text:p>18.1341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4103225806" calcext:value-type="float">
            <text:p>18.117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41184" calcext:value-type="float">
            <text:p>18.52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696475" calcext:value-type="float">
            <text:p>18.38696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8624" calcext:value-type="float">
            <text:p>18.12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83241290323" calcext:value-type="float">
            <text:p>18.12832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0268571429" calcext:value-type="float">
            <text:p>18.0130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7945806452" calcext:value-type="float">
            <text:p>17.9717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9452903226" calcext:value-type="float">
            <text:p>17.75194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7172" calcext:value-type="float">
            <text:p>16.99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62629677419" calcext:value-type="float">
            <text:p>11.93626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5836" calcext:value-type="float">
            <text:p>9.3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70761290323" calcext:value-type="float">
            <text:p>9.3487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08769655172" calcext:value-type="float">
            <text:p>10.090876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38346666667" calcext:value-type="float">
            <text:p>12.22383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724" calcext:value-type="float">
            <text:p>16.9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3713548387" calcext:value-type="float">
            <text:p>17.11737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83208" calcext:value-type="float">
            <text:p>16.63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5817142857" calcext:value-type="float">
            <text:p>16.50158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4804" calcext:value-type="float">
            <text:p>11.00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8536516129" calcext:value-type="float">
            <text:p>15.37853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350696" calcext:value-type="float">
            <text:p>16.63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29602580645" calcext:value-type="float">
            <text:p>15.89296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77904" calcext:value-type="float">
            <text:p>15.137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68002580645" calcext:value-type="float">
            <text:p>16.1368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58852413793" calcext:value-type="float">
            <text:p>17.185885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6672" calcext:value-type="float">
            <text:p>16.80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70722580645" calcext:value-type="float">
            <text:p>16.027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6392" calcext:value-type="float">
            <text:p>15.55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14588387097" calcext:value-type="float">
            <text:p>14.351458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198" calcext:value-type="float">
            <text:p>14.538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8779354839" calcext:value-type="float">
            <text:p>17.163877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0879483871" calcext:value-type="float">
            <text:p>18.8108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01176" calcext:value-type="float">
            <text:p>18.67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23664516129" calcext:value-type="float">
            <text:p>18.442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84856" calcext:value-type="float">
            <text:p>18.05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2203870968" calcext:value-type="float">
            <text:p>17.8882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73409032258" calcext:value-type="float">
            <text:p>18.127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78736" calcext:value-type="float">
            <text:p>17.98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9212903226" calcext:value-type="float">
            <text:p>17.94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31432" calcext:value-type="float">
            <text:p>17.17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68676129032" calcext:value-type="float">
            <text:p>17.48686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1631428571" calcext:value-type="float">
            <text:p>17.79716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3455" calcext:value-type="float">
            <text:p>18.0043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16908387097" calcext:value-type="float">
            <text:p>17.7316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11944" calcext:value-type="float">
            <text:p>17.48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8568516129" calcext:value-type="float">
            <text:p>17.15856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45488" calcext:value-type="float">
            <text:p>16.68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80911483871" calcext:value-type="float">
            <text:p>16.780911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41881290323" calcext:value-type="float">
            <text:p>14.75418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59664" calcext:value-type="float">
            <text:p>12.7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81075" calcext:value-type="float">
            <text:p>10.29681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41608" calcext:value-type="float">
            <text:p>8.75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21195" calcext:value-type="float">
            <text:p>10.8621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36344827586" calcext:value-type="float">
            <text:p>14.2336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1130322581" calcext:value-type="float">
            <text:p>15.456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7612903226" calcext:value-type="float">
            <text:p>15.517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1052" calcext:value-type="float">
            <text:p>15.0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1163870968" calcext:value-type="float">
            <text:p>14.38911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98536" calcext:value-type="float">
            <text:p>14.77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36384516129" calcext:value-type="float">
            <text:p>14.903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63409032258" calcext:value-type="float">
            <text:p>13.9363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66704" calcext:value-type="float">
            <text:p>13.7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66451612903" calcext:value-type="float">
            <text:p>11.6266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0427084591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49862857143" calcext:value-type="float">
            <text:p>10.39498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916" meta:object-count="0"/>
    <meta:user-defined meta:name="AppVersion">3.0</meta:user-defined>
  </office:meta>
</office:document-meta>
</file>